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080000000805CABA6B20A4F1A2.png" manifest:media-type="image/png"/>
  <manifest:file-entry manifest:full-path="Pictures/10000201000009600000051C389D7C03D0E5822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4a9c2" officeooo:paragraph-rsid="0034a9c2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Breads</text:h>
      <text:p text:style-name="Standard"><draw:frame draw:style-name="fr1" draw:name="graphics1" text:anchor-type="paragraph" svg:width="3.1543in" svg:height="1.228in" draw:z-index="0"><draw:image xlink:href="Pictures/10000201000009600000051C389D7C03D0E5822F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4:54.973000000</dc:date>
    <meta:print-date>2015-09-19T18:23:00</meta:print-date>
    <meta:editing-cycles>27</meta:editing-cycles>
    <meta:editing-duration>PT2H58M31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6" meta:non-whitespace-character-count="6"/>
  </office:meta>
</office:document-meta>
</file>